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3000003B8D11AB411F4C42D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528cm" fo:min-width="1.65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39cm" fo:min-width="1.659cm"/>
      <style:paragraph-properties style:writing-mode="lr-tb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766cm" svg:height="19.589cm" svg:x="1.11cm" svg:y="1cm">
          <draw:image xlink:href="Pictures/1000020100000483000003B8D11AB411F4C42D7B.png" xlink:type="simple" xlink:show="embed" xlink:actuate="onLoad" draw:mime-type="image/png">
            <text:p/>
          </draw:image>
        </draw:frame>
        <draw:custom-shape draw:style-name="gr2" draw:text-style-name="P2" draw:layer="layout" svg:width="2.159cm" svg:height="1.778cm" svg:x="14.014cm" svg:y="10.271cm">
          <text:p text:style-name="P1">Cen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1.889cm" draw:transform="rotate (-0.80354958761819) translate (15.187cm 7.156cm)">
          <text:p text:style-name="P1">Center</text:p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778cm" draw:transform="rotate (1.58057017060607) translate (17.891cm 17.146cm)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778cm" draw:transform="rotate (0.803200521767791) translate (15.097cm 14.619cm)">
          <text:p text:style-name="P1">Center</text:p>
          <text:p text:style-name="P1"><text:s/>Righ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78cm" svg:height="1.005cm" draw:transform="rotate (-0.80320052176779) translate (15.18cm 2.7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978cm" svg:height="1.005cm" draw:transform="rotate (-0.80320052176779) translate (11.581cm 12.0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978cm" svg:height="1.005cm" draw:transform="rotate (-0.80320052176779) translate (22.282cm 18.8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5.859cm" svg:y1="15.224cm" svg:x2="13.319cm" svg:y2="15.859cm">
          <text:p/>
        </draw:line>
        <draw:line draw:style-name="gr5" draw:text-style-name="P4" draw:layer="layout" svg:x1="18.78cm" svg:y1="17.129cm" svg:x2="18.78cm" svg:y2="19.669cm">
          <text:p/>
        </draw:line>
        <draw:line draw:style-name="gr5" draw:text-style-name="P4" draw:layer="layout" svg:x1="18.78cm" svg:y1="19.669cm" svg:x2="13.065cm" svg:y2="16.24cm">
          <text:p/>
        </draw:line>
        <draw:line draw:style-name="gr5" draw:text-style-name="P4" draw:layer="layout" svg:x1="13.065cm" svg:y1="16.24cm" svg:x2="4.048cm" svg:y2="17.637cm">
          <text:p/>
        </draw:line>
        <draw:line draw:style-name="gr5" draw:text-style-name="P4" draw:layer="layout" svg:x1="4.175cm" svg:y1="17.256cm" svg:x2="12.684cm" svg:y2="15.986cm">
          <text:p/>
        </draw:line>
        <draw:line draw:style-name="gr5" draw:text-style-name="P4" draw:layer="layout" svg:x1="14.081cm" svg:y1="11.16cm" svg:x2="10.906cm" svg:y2="11.16cm">
          <text:p/>
        </draw:line>
        <draw:line draw:style-name="gr5" draw:text-style-name="P4" draw:layer="layout" svg:x1="14.589cm" svg:y1="7.731cm" svg:x2="12.811cm" svg:y2="6.0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09:13:50.625332283</meta:creation-date>
    <dc:date>2022-03-16T21:37:50.305000000</dc:date>
    <meta:editing-duration>PT12M37S</meta:editing-duration>
    <meta:editing-cycles>3</meta:editing-cycles>
    <meta:generator>LibreOffice/7.1.8.1$Windows_X86_64 LibreOffice_project/e1f30c802c3269a1d052614453f260e49458c82c</meta:generator>
    <meta:document-statistic meta:object-count="15"/>
  </office:meta>
</office:document-meta>
</file>